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NewRomanPSMT" svg:font-family="TimesNewRomanPSMT"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W1)" svg:font-family="'Times New (W1)'"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OpenSymbol" svg:font-family="OpenSymbol" style:font-family-generic="system" style:font-pitch="variable"/>
  </office:font-face-decls>
  <office:automatic-styles>
    <style:style style:name="P1" style:family="paragraph" style:parent-style-name="Listă_20_paragraf" style:list-style-name="L1"/>
    <style:style style:name="P2" style:family="paragraph" style:parent-style-name="Listă_20_paragraf" style:list-style-name="L6">
      <style:text-properties fo:language="ro" fo:country="RO"/>
    </style:style>
    <style:style style:name="P3" style:family="paragraph" style:parent-style-name="Listă_20_paragraf" style:list-style-name="L1">
      <style:text-properties fo:language="ro" fo:country="RO"/>
    </style:style>
    <style:style style:name="P4" style:family="paragraph" style:parent-style-name="Listă_20_paragraf" style:list-style-name="L8">
      <style:text-properties fo:language="ro" fo:country="RO"/>
    </style:style>
    <style:style style:name="P5" style:family="paragraph" style:parent-style-name="Listă_20_paragraf" style:list-style-name="L8"/>
    <style:style style:name="P6" style:family="paragraph" style:parent-style-name="Listă_20_paragraf" style:list-style-name="L6"/>
    <style:style style:name="P7" style:family="paragraph" style:list-style-name="L1"/>
    <style:style style:name="P8" style:family="paragraph" style:list-style-name="L6">
      <style:text-properties fo:language="ro" fo:country="RO"/>
    </style:style>
    <style:style style:name="P9" style:family="paragraph" style:parent-style-name="Standard">
      <style:text-properties fo:font-weight="bold" style:font-weight-asian="bold" style:font-weight-complex="bold"/>
    </style:style>
    <style:style style:name="P10" style:family="paragraph" style:parent-style-name="Standard" style:list-style-name="L1">
      <style:text-properties fo:font-weight="bold" style:font-weight-asian="bold" style:font-weight-complex="bold"/>
    </style:style>
    <style:style style:name="P11" style:family="paragraph" style:parent-style-name="Standard">
      <style:text-properties fo:font-size="14pt" fo:font-weight="bold" style:font-size-asian="14pt" style:font-weight-asian="bold" style:font-size-complex="14pt" style:font-weight-complex="bold"/>
    </style:style>
    <style:style style:name="P12" style:family="paragraph">
      <style:paragraph-properties fo:margin-left="1.249cm" fo:margin-right="0cm" fo:text-indent="0cm" style:auto-text-indent="false"/>
    </style:style>
    <style:style style:name="P13" style:family="paragraph" style:parent-style-name="Standard">
      <style:paragraph-properties fo:margin-left="1.249cm" fo:margin-right="0cm" fo:text-indent="0cm" style:auto-text-indent="false"/>
    </style:style>
    <style:style style:name="P14" style:family="paragraph" style:parent-style-name="Standard" style:list-style-name="L1">
      <style:paragraph-properties fo:margin-left="1.249cm" fo:margin-right="0cm" fo:text-indent="0cm" style:auto-text-indent="false"/>
    </style:style>
    <style:style style:name="P15" style:family="paragraph" style:list-style-name="L1">
      <style:paragraph-properties fo:margin-left="1.249cm" fo:margin-right="0cm" fo:text-indent="0cm" style:auto-text-indent="false"/>
    </style:style>
    <style:style style:name="P16" style:family="paragraph">
      <style:text-properties fo:font-weight="bold" style:font-weight-asian="bold" style:font-weight-complex="bold"/>
    </style:style>
    <style:style style:name="P17" style:family="paragraph" style:list-style-name="L1">
      <style:text-properties fo:font-weight="bold" style:font-weight-asian="bold" style:font-weight-complex="bold"/>
    </style:style>
    <style:style style:name="P18" style:family="paragraph" style:list-style-name="L1"/>
    <style:style style:name="P19" style:family="paragraph" style:list-style-name="L6"/>
    <style:style style:name="P20" style:family="paragraph" style:master-page-name="MP0">
      <style:paragraph-properties fo:text-align="center" style:justify-single-word="false" style:page-number="auto" fo:break-before="page"/>
      <style:text-properties fo:font-size="16pt" fo:font-weight="bold" style:font-size-asian="16pt" style:font-weight-asian="bold" style:font-size-complex="16pt" style:font-weight-complex="bold"/>
    </style:style>
    <style:style style:name="T1" style:family="text">
      <style:text-properties fo:language="ro" fo:country="RO"/>
    </style:style>
    <text:list-style style:name="L1">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8LVL1" text:bullet-char="•">
        <style:list-level-properties/>
        <style:text-properties style:font-name="OpenSymbol"/>
      </text:list-level-style-bullet>
      <text:list-level-style-bullet text:level="2" text:style-name="WW_5f_CharLFO8LVL2" text:bullet-char="◦">
        <style:list-level-properties/>
        <style:text-properties style:font-name="OpenSymbol"/>
      </text:list-level-style-bullet>
      <text:list-level-style-bullet text:level="3" text:style-name="WW_5f_CharLFO8LVL3" text:bullet-char="▪">
        <style:list-level-properties/>
        <style:text-properties style:font-name="OpenSymbol"/>
      </text:list-level-style-bullet>
      <text:list-level-style-bullet text:level="4" text:style-name="WW_5f_CharLFO8LVL4" text:bullet-char="•">
        <style:list-level-properties/>
        <style:text-properties style:font-name="OpenSymbol"/>
      </text:list-level-style-bullet>
      <text:list-level-style-bullet text:level="5" text:style-name="WW_5f_CharLFO8LVL5" text:bullet-char="◦">
        <style:list-level-properties/>
        <style:text-properties style:font-name="OpenSymbol"/>
      </text:list-level-style-bullet>
      <text:list-level-style-bullet text:level="6" text:style-name="WW_5f_CharLFO8LVL6" text:bullet-char="▪">
        <style:list-level-properties/>
        <style:text-properties style:font-name="OpenSymbol"/>
      </text:list-level-style-bullet>
      <text:list-level-style-bullet text:level="7" text:style-name="WW_5f_CharLFO8LVL7" text:bullet-char="•">
        <style:list-level-properties/>
        <style:text-properties style:font-name="OpenSymbol"/>
      </text:list-level-style-bullet>
      <text:list-level-style-bullet text:level="8" text:style-name="WW_5f_CharLFO8LVL8" text:bullet-char="◦">
        <style:list-level-properties/>
        <style:text-properties style:font-name="OpenSymbol"/>
      </text:list-level-style-bullet>
      <text:list-level-style-bullet text:level="9" text:style-name="WW_5f_CharLFO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9LVL1" text:bullet-char="•">
        <style:list-level-properties/>
        <style:text-properties style:font-name="OpenSymbol"/>
      </text:list-level-style-bullet>
      <text:list-level-style-bullet text:level="2" text:style-name="WW_5f_CharLFO9LVL2" text:bullet-char="">
        <style:list-level-properties/>
        <style:text-properties style:font-name="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Open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Open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1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IBMS Requirements</text:p>
      <text:p text:style-name="P9"/>
      <text:p text:style-name="P11">Nonfunctional Requirements</text:p>
      <text:p text:style-name="Standard"/>
      <text:list xml:id="list1037807217" text:style-name="L1">
        <text:list-item>
          <text:list>
            <text:list-item>
              <text:list>
                <text:list-header>
                  <text:p text:style-name="P10">1 <text:s text:c="7"/>Operational Requirements</text:p>
                  <text:list>
                    <text:list-item>
                      <text:list>
                        <text:list-item>
                          <text:list>
                            <text:list-header>
                              <text:p text:style-name="P14"><text:span text:style-name="T1">1.1 <text:s text:c="4"/>Service 383 follows a circular route from Stockport through Offerton, Marple, Marple Bridge, Compstall, Romiley, Bredbury, and back to Stockport.</text:span></text:p>
                            </text:list-header>
                          </text:list>
                        </text:list-item>
                      </text:list>
                    </text:list-item>
                  </text:list>
                </text:list-header>
              </text:list>
            </text:list-item>
          </text:list>
          <text:p text:style-name="P14"><text:span text:style-name="T1">1.2 <text:s text:c="4"/>Service 384 covers the same route in the opposite direction. </text:span></text:p>
          <text:p text:style-name="P14"><text:span text:style-name="T1">1.3 <text:s text:c="4"/>Services are every 15 minutes in each direction during the daytime Monday-Saturday, every 30 minutes in the evening and hourly on Sundays.</text:span></text:p>
          <text:p text:style-name="P14"><text:span text:style-name="T1">1.4 <text:s text:c="4"/></text:span><text:span text:style-name="T1">Service 358 takes a linear route from Stockport through Offerton, Marple, New Mills, and Hayfield. This is hourly throughout the week, with a few extra buses at rush hour. </text:span></text:p>
          <text:p text:style-name="P14"><text:span text:style-name="T1">1.5 <text:s text:c="4"/>The maximum driving time for any driver in any one day is 10 hours.</text:span></text:p>
          <text:p text:style-name="P14"><text:span text:style-name="T1">1.6 <text:s text:c="4"/>There can be no more than 50 hours driven by any one driver in any one week.</text:span></text:p>
          <text:p text:style-name="P14"><text:span text:style-name="T1">1.7 <text:s text:c="4"/>A driver can drive for a maximum of 5 hours at any one time and must have a break of at least one hour. Breaks can only be taken at the bus depot.</text:span></text:p>
          <text:p text:style-name="P14"><text:span text:style-name="T1">1.8 <text:s text:c="4"/>A driver shift consists of one period of up to 5 hours driving time, or two such periods with a 1 hour break between them. </text:span></text:p>
          <text:p text:style-name="P14"><text:span text:style-name="T1">1.9 <text:s text:c="4"/>Time spent with the bus whilst not actually moving counts as driving time for the driver (that is, while responsible for the bus).</text:span></text:p>
          <text:p text:style-name="P14"><text:span text:style-name="T1">1.10 <text:s text:c="2"/>There is a sufficiency of fueled buses available for the roster.</text:span></text:p>
          <text:p text:style-name="P14"><text:span text:style-name="T1">1.11 <text:s text:c="2"/>If a bus is available, it is available for the whole day.</text:span></text:p>
          <text:p text:style-name="P14"><text:span text:style-name="T1">1.12 <text:s text:c="2"/>A driver may specify up to two resting days for each week in which they will not be available for work. (We assume not all drivers will choose the same two days.)</text:span></text:p>
          <text:p text:style-name="P14"><text:span text:style-name="T1">1.13 <text:s text:c="2"/>Drivers can normally take 25 days of holidays a year – this is in addition to the two resting days a week they specified. <text:s/></text:span></text:p>
          <text:p text:style-name="P14"><text:span text:style-name="T1">1.14 <text:s text:c="2"/>For any weekdays, the maximum number of drivers who can request the same holidays is 10 and the request is approved by the company management in the order of first-come-first –served. <text:s/>During Sundays and public holidays when fewer buses are in operation then it is possible for more than 10 drivers to request the holidays for the same period. This information should be available from the database provided. </text:span></text:p>
          <text:p text:style-name="P14"><text:span text:style-name="T1">1.15 <text:s/>Rostering should maximise the amount of time a driver actually drives during a shift whilst not countering rules for breaks.</text:span></text:p>
          <text:p text:style-name="P14"><text:span text:style-name="T1">1.16 <text:s/>The number of drivers used in a roster should be minimal.</text:span></text:p>
          <text:p text:style-name="P14"><text:span text:style-name="T1">1.17 <text:s/>The number of days worked per week per driver should be minimal.</text:span></text:p>
          <text:p text:style-name="P14"><text:span text:style-name="T1">1.18 <text:s/>The allocation of hours in a week to drivers must be fair. </text:span></text:p>
          <text:p text:style-name="P14"><text:span text:style-name="T1">1.19 <text:s/>The use of buses should be balanced to give each bus a roughly equal workload in any one roster. </text:span></text:p>
          <text:p text:style-name="P14"><text:span text:style-name="T1">1.20 <text:s/>The system is not intended to be available on phones, tablets or other devices. It is just a stand-alone system. </text:span></text:p>
          <text:p text:style-name="P14"><text:span text:style-name="T1">1.21 <text:s/>The system should provide features for scalability.</text:span></text:p>
          <text:p text:style-name="P14"><text:span text:style-name="T1">1.22 <text:s/>The system should be called G7-IBMS.</text:span></text:p>
          <text:p text:style-name="P14"><text:span text:style-name="T1">1.23 <text:s/>There are not any complying regulations apart from the one of the transport company.</text:span></text:p>
          <text:p text:style-name="P14"><text:span text:style-name="T1">1.24 <text:s/>The system should provide support for the people with disabilities, especially for the passengers.</text:span></text:p>
          <text:p text:style-name="P14"><text:span text:style-name="T1">1.25 <text:s/>As a feature, the system could provide sound facilities similarly to the self-service machines in e.g. Sainsbury.</text:span></text:p>
          <text:p text:style-name="P14"><text:span text:style-name="T1">1.26 <text:s/>It would be nice to provide a first screen option to select between a driver, a controller and a passenger facilities. e.g. I'm a passenger/driver/controller.</text:span></text:p>
          <text:p text:style-name="P14"><text:span text:style-name="T1">1.27 The controller validates the holiday and/or sick-leave requests from the driver.</text:span></text:p>
        </text:list-item>
      </text:list>
      <text:p text:style-name="P13"><text:span text:style-name="T1"/></text:p>
      <text:p text:style-name="P13"><text:span text:style-name="T1"/></text:p>
      <text:list xml:id="list962818273" text:continue-numbering="true" text:style-name="L1">
        <text:list-header>
          <text:p text:style-name="P10"><text:soft-page-break/>2 <text:s text:c="7"/>Performance Requirements</text:p>
          <text:p text:style-name="P10"/>
          <text:list>
            <text:list-item>
              <text:list>
                <text:list-item>
                  <text:list>
                    <text:list-header>
                      <text:p text:style-name="P1">2.1 <text:s text:c="8"/>The system <text:s/>should run on the Linux operating system. </text:p>
                    </text:list-header>
                  </text:list>
                </text:list-item>
              </text:list>
              <text:p text:style-name="P1">2.2 <text:s text:c="8"/>The response time should be as fast as possible.</text:p>
            </text:list-item>
          </text:list>
          <text:p text:style-name="P10">3 <text:s text:c="7"/>Security Requirements</text:p>
        </text:list-header>
      </text:list>
      <text:p text:style-name="P9"/>
      <text:list xml:id="list2028499881" text:continue-numbering="true" text:style-name="L1">
        <text:list-header>
          <text:p text:style-name="P1">3.1 <text:s text:c="7"/>If a driver no longer works for the company, its information should be moved into an archive.</text:p>
          <text:p text:style-name="P1">3.2 <text:s text:c="7"/>The archived data should be kept for 10 to 20 years.</text:p>
          <text:p text:style-name="P3">3.3 <text:s text:c="7"/>The controller is not allowed to modify the database structure or information as in adding new options or deleting existing information.</text:p>
        </text:list-header>
      </text:list>
      <text:list xml:id="list480536256" text:style-name="L8">
        <text:list-item>
          <text:list>
            <text:list-item>
              <text:p text:style-name="P4"><text:s text:c="8"/>The drivers should not be allowed to alter their own or others drivers timetables.</text:p>
            </text:list-item>
            <text:list-item>
              <text:p text:style-name="P5"><text:span text:style-name="T1"><text:s text:c="8"/>The passengers should not be able to alter any of the timetables.</text:span></text:p>
            </text:list-item>
            <text:list-item>
              <text:p text:style-name="P5"><text:s text:c="8"/>A driver should only see his own timetable.</text:p>
            </text:list-item>
          </text:list>
        </text:list-item>
      </text:list>
      <text:list xml:id="list513286759" text:continue-list="list2028499881" text:style-name="L1">
        <text:list-header>
          <text:p text:style-name="P10">4. <text:s text:c="6"/>Cultural and Political Requirements</text:p>
          <text:list>
            <text:list-item>
              <text:list>
                <text:list-header>
                  <text:p><text:s text:c="12"/>4.1 <text:s text:c="9"/>Not required.</text:p>
                </text:list-header>
              </text:list>
            </text:list-item>
          </text:list>
        </text:list-header>
      </text:list>
      <text:p text:style-name="Standard"/>
      <text:p text:style-name="P11">Functional Requirements</text:p>
      <text:p text:style-name="Standard"><text:span text:style-name="T1"/></text:p>
      <text:list xml:id="list924466193" text:style-name="L6">
        <text:list-item>
          <text:p><text:span text:style-name="T1">The main function that the system is to aid a human controller to produce rosters for drivers.</text:span></text:p>
        </text:list-item>
        <text:list-item>
          <text:p text:style-name="P2">The IBM pilot system will consider only two bus routes both operated by Stagecoach Manchester. <text:s/>the largest bus company in the GMPTE area. </text:p>
        </text:list-item>
        <text:list-item>
          <text:p text:style-name="P2">A roster is generated for each week based upon the timetable for that week.</text:p>
        </text:list-item>
        <text:list-item>
          <text:p text:style-name="P2">Drivers must be correctly assigned to buses so that at any time each bus has one driver. </text:p>
        </text:list-item>
        <text:list-item>
          <text:p text:style-name="P2">The system must also be able to assist the controller to deal with situations such as service cancellation and finding a replacement driver when a driver is ill or on holiday, or a substitute bus as well as a driver when a bus breaks down.</text:p>
        </text:list-item>
        <text:list-item>
          <text:p text:style-name="P2">The system must enable drivers to request holidays.</text:p>
        </text:list-item>
        <text:list-item>
          <text:p text:style-name="P2">The passengers, drivers and the controller must be able to look up for the timetable.</text:p>
        </text:list-item>
        <text:list-item>
          <text:p text:style-name="P2">If a driver requests holidays, he or she should specify the intended starting date and the finishing date.</text:p>
        </text:list-item>
        <text:list-item>
          <text:p text:style-name="P2">A driver can not request a holiday if he/she has just returned from a holiday for less than one week.</text:p>
        </text:list-item>
        <text:list-item>
          <text:p text:style-name="P2">The controller submits any requests to the database.</text:p>
        </text:list-item>
        <text:list-item>
          <text:p text:style-name="P6"><text:span text:style-name="T1">The driver should request a holiday one week in advance. </text:span></text:p>
        </text:list-item>
        <text:list-item>
          <text:p text:style-name="P6"><text:soft-page-break/>f the driver has requests more days for a holiday that would exceed the maximum number of days a driver can have a year, he/she should be able to choose if he/she wants to accept/decline the number of days allowed for the holida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NewRomanPSMT" svg:font-family="TimesNewRomanPSMT"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W1)" svg:font-family="'Times New (W1)'"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o" fo:country="RO" fo:font-style="normal" fo:text-shadow="none"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ro" fo:country="RO"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fo:line-height="100%" fo:orphans="0" fo:widows="0" fo:hyphenation-ladder-count="no-limit" style:vertical-align="baseline"/>
      <style:text-properties style:font-name="Liberation Serif" fo:font-size="12pt" fo:language="en" fo:country="GB" style:letter-kerning="true" style:font-name-asian="DejaVu Sans" style:font-size-asian="12pt" style:language-asian="zh" style:country-asian="CN" style:font-name-complex="DejaVu Sans" style:font-size-complex="12pt" style:language-complex="hi" style:country-complex="IN" fo:hyphenate="false" fo:hyphenation-remain-char-count="0" fo:hyphenation-push-char-count="0"/>
    </style:style>
    <style:style style:name="Normal" style:family="paragraph">
      <style:paragraph-properties fo:hyphenation-ladder-count="no-limit"/>
      <style:text-properties fo:language="en" fo:country="GB" fo:hyphenate="false" fo:hyphenation-remain-char-count="0" fo:hyphenation-push-char-count="0"/>
    </style:style>
    <style:style style:name="Listă_20_paragraf" style:display-name="Listă paragraf"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Font_20_de_20_paragraf_20_implicit" style:display-name="Font de paragraf implicit" style:family="text"/>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20$Build-9567</meta:generator>
    <meta:initial-creator>Daniela Florescu</meta:initial-creator>
    <dc:creator>Maria Florescu</dc:creator>
    <meta:creation-date>2013-02-13T23:18:00Z</meta:creation-date>
    <dc:date>2013-02-14T12:50:41</dc:date>
    <meta:editing-cycles>42</meta:editing-cycles>
    <meta:editing-duration>PT1H8M49S</meta:editing-duration>
    <meta:document-statistic meta:table-count="0" meta:image-count="0" meta:object-count="0" meta:page-count="3" meta:paragraph-count="55" meta:word-count="938" meta:character-count="5443"/>
    <meta:template xlink:type="simple" xlink:actuate="onRequest" xlink:title="" xlink:href="Normal"/>
  </office:meta>
</office:document-meta>
</file>